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4cm"/>
    </style:style>
    <style:style style:name="co2" style:family="table-column">
      <style:table-column-properties fo:break-before="auto" style:column-width="2.861cm"/>
    </style:style>
    <style:style style:name="co3" style:family="table-column">
      <style:table-column-properties fo:break-before="auto" style:column-width="1.106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06cm"/>
    </style:style>
    <style:style style:name="co8" style:family="table-column">
      <style:table-column-properties fo:break-before="auto" style:column-width="1.863cm"/>
    </style:style>
    <style:style style:name="co9" style:family="table-column">
      <style:table-column-properties fo:break-before="auto" style:column-width="2.286cm"/>
    </style:style>
    <style:style style:name="co10" style:family="table-column">
      <style:table-column-properties fo:break-before="auto" style:column-width="1.136cm"/>
    </style:style>
    <style:style style:name="co11" style:family="table-column">
      <style:table-column-properties fo:break-before="auto" style:column-width="4.071cm"/>
    </style:style>
    <style:style style:name="co12" style:family="table-column">
      <style:table-column-properties fo:break-before="auto" style:column-width="3.0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8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IN">₹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automatic"/>
    </style:style>
    <style:style style:name="ce8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ESP8266_4Channe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LINK1</text:p>
          </table:table-cell>
          <table:table-cell office:value-type="string" calcext:value-type="string">
            <text:p>LINK2</text:p>
          </table:table-cell>
          <table:table-cell office:value-type="string" calcext:value-type="string">
            <text:p>LINK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deMCU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formula="of:=[.D4]*[.C4]" office:value-type="float" office:value="189" calcext:value-type="float">
            <text:p>189</text:p>
          </table:table-cell>
          <table:table-cell office:value-type="string" calcext:value-type="string">
            <text:p><text:a xlink:href="https://www.electronicscomp.com/nodemcu-esp8266-wifi-development-board?gclid=Cj0KCQjwzqSWBhDPARIsAK38LY_3ZX-kXyP7oy9pUN6zNahZPzQlwQ2smKPyuP3nuu3WYrie_t2t798aAuyhEALw_wcB" xlink:type="simple">ElectronicsComp</text:a></text:p>
          </table:table-cell>
          <table:table-cell office:value-type="string" calcext:value-type="string">
            <text:p><text:a xlink:href="https://www.ktron.in/product/nodemcu-esp8266-ch340g-wifi-development-board/?utm_term=&amp;utm_campaign=productShoppingAds&amp;utm_source=adwords&amp;utm_medium=ppc&amp;hsa_acc=6332829093&amp;hsa_cam=17659538847&amp;hsa_grp=&amp;hsa_ad=&amp;hsa_src=x&amp;hsa_tgt=&amp;hsa_kw=&amp;hsa_mt=&amp;hsa_net=adwords&amp;hsa_ver=3&amp;gclid=Cj0KCQjwzqSWBhDPARIsAK38LY87BGuPUDT7UV6Dyi_wmvxTbBXNhNVZb6bI3IU6D_NXH2EcQ6UFkHQaAmY5EALw_wcB" xlink:type="simple">ktron</text:a></text:p>
          </table:table-cell>
          <table:table-cell office:value-type="string" calcext:value-type="string">
            <text:p><text:a xlink:href="https://quartzcomponents.com/products/esp8266-ch340-nodemcu-wi-fi-module?variant=39527216840888&amp;currency=INR&amp;utm_medium=product_sync&amp;utm_source=google&amp;utm_content=sag_organic&amp;utm_campaign=sag_organic&amp;utm_campaign=gs-2020-12-29&amp;utm_source=google&amp;utm_medium=smart_campaign&amp;gclid=Cj0KCQjwzqSWBhDPARIsAK38LY9m2qxCAUjq8r0ye27GYquvkrFpUf8cRKwPjVrJLIwyjenE3N3HLA8aAv6kEALw_wcB" xlink:type="simple">quartzcomponents</text:a>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 channel relay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formula="of:=[.D5]*[.C5]" office:value-type="float" office:value="140" calcext:value-type="float">
            <text:p>140</text:p>
          </table:table-cell>
          <table:table-cell office:value-type="string" calcext:value-type="string">
            <text:p><text:a xlink:href="https://www.electronicscomp.com/4-channel-5v-relay-module-with-optocoupler?gclid=Cj0KCQjwzqSWBhDPARIsAK38LY-OqZ647Am_YBgKMumZMAvThGUvVmmtfBUL0P12gb2FOlxmXIO8KzoaApcvEALw_wcB" xlink:type="simple">electronicscomp</text:a></text:p>
          </table:table-cell>
          <table:table-cell office:value-type="string" calcext:value-type="string">
            <text:p><text:a xlink:href="https://quartzcomponents.com/products/four-channel-relay-module-made-in-india?variant=42634076618986&amp;currency=INR&amp;utm_medium=product_sync&amp;utm_source=google&amp;utm_content=sag_organic&amp;utm_campaign=sag_organic&amp;utm_campaign=gs-2020-12-29&amp;utm_source=google&amp;utm_medium=smart_campaign&amp;gclid=Cj0KCQjwzqSWBhDPARIsAK38LY8FiGDbunRTLw8pU4Vu4KiTctMsUDUKKIH0GMqHaF2hbjK4BE_g8h4aAtg1EALw_wcB" xlink:type="simple">quartzcomponents</text:a></text:p>
          </table:table-cell>
          <table:table-cell office:value-type="string" calcext:value-type="string">
            <text:p><text:a xlink:href="https://compoindia.com/product/5v-4-channel-relay-module/?gclid=Cj0KCQjwzqSWBhDPARIsAK38LY_SoSmyqtN5dxBEjetwsA1G50sh-E-29D4yG3iAWP6VGw2Y5o-0uAkaArF-EALw_wcB" xlink:type="simple">compoindia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n Rail x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6]*[.C6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MPS 5V 2A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formula="of:=[.D7]*[.C7]" office:value-type="float" office:value="120" calcext:value-type="float">
            <text:p>120</text:p>
          </table:table-cell>
          <table:table-cell office:value-type="string" calcext:value-type="string">
            <text:p><text:a xlink:href="https://quartzcomponents.com/products/5v-2a-circuit-switch-power-supply-module-smps-pcb?variant=43022969897194&amp;currency=INR&amp;utm_medium=product_sync&amp;utm_source=google&amp;utm_content=sag_organic&amp;utm_campaign=sag_organic&amp;utm_campaign=gs-2020-12-29&amp;utm_source=google&amp;utm_medium=smart_campaign&amp;gclid=Cj0KCQjwzqSWBhDPARIsAK38LY9x3qCbU209rgX5PGeyyraMJO6aBvOQsFe-WD8FSrVHK_Q8GL-yjGIaApbnEALw_wcB" xlink:type="simple">quartzcomponents</text:a></text:p>
          </table:table-cell>
          <table:table-cell office:value-type="string" calcext:value-type="string">
            <text:p><text:a xlink:href="https://www.hnhcart.com/products/220v-ac-to-5v-2-4a-dc-smps-power-supply-circuit-board?gclid=Cj0KCQjwzqSWBhDPARIsAK38LY_CTZ_l6U6EOF1-M2hKfWJpMHZ2AmOLpvd1XZBqB42lYjxzFlsHLhAaAr3pEALw_wcB" xlink:type="simple">hnhcart</text:a></text:p>
          </table:table-cell>
          <table:table-cell office:value-type="string" calcext:value-type="string">
            <text:p><text:a xlink:href="https://www.electronicscomp.com/precision-5v-700ma-3.5w-isolation-power-supply-module-ac-dc-step-down-module-220v-to-5v?gclid=Cj0KCQjwzqSWBhDPARIsAK38LY9rsj__4r-H3T4qd1esjdilgzdrlN1Es-qgHISh5xj4PEu1FeleHX8aAs_5EALw_wcB" xlink:type="simple">electronicscomp</text:a></text:p>
          </table:table-cell>
          <table:table-cell office:value-type="string" calcext:value-type="string">
            <text:p><text:a xlink:href="https://www.hnhcart.com/products/5v-2a-power-supply-with-double-usb-output-1?gclid=Cj0KCQjwzqSWBhDPARIsAK38LY_by2lgKQ00NdHyRmgsJ8QZ0AvV5PCJHjKoIMfnM-5Vi-Oe6cLC6HsaAqqgEALw_wcB" xlink:type="simple">hnhcart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stic box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8]*[.C8]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re (3 Meter)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9]*[.C9]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SD1306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D10]*[.C10]" office:value-type="float" office:value="180" calcext:value-type="float">
            <text:p>180</text:p>
          </table:table-cell>
          <table:table-cell office:value-type="string" calcext:value-type="string">
            <text:p><text:a xlink:href="https://www.electronicscomp.com/0.96-inch-i2c-iic-128x64-oled-display-module-4-pin-blue-color?gclid=Cj0KCQjwzqSWBhDPARIsAK38LY-wdoHPwU9JzSE0mrfZsS5_J_8FGnVVgyFFQsFolyM-K4lVTpitMBwaAqybEALw_wcB" xlink:type="simple">electronicscomp</text:a></text:p>
          </table:table-cell>
          <table:table-cell office:value-type="string" calcext:value-type="string">
            <text:p><text:a xlink:href="https://www.ktron.in/product/oled-display-i2c-0-96-inch/?utm_term=&amp;utm_campaign=productShoppingAds&amp;utm_source=adwords&amp;utm_medium=ppc&amp;hsa_acc=6332829093&amp;hsa_cam=17659538847&amp;hsa_grp=&amp;hsa_ad=&amp;hsa_src=x&amp;hsa_tgt=&amp;hsa_kw=&amp;hsa_mt=&amp;hsa_net=adwords&amp;hsa_ver=3&amp;gclid=Cj0KCQjwzqSWBhDPARIsAK38LY_OIOgRx6r0lKR000OWAnvS6yAf0hjbYpBj5eFjzH31Q8EO5vAkf9YaAq8fEALw_wcB" xlink:type="simple">ktron</text:a></text:p>
          </table:table-cell>
          <table:table-cell office:value-type="string" calcext:value-type="string">
            <text:p><text:a xlink:href="https://quartzcomponents.com/products/oled-display-0-96-inch-i2c-interface-4-pin-blue-ssd1306?variant=33049183060103&amp;currency=INR&amp;utm_medium=product_sync&amp;utm_source=google&amp;utm_content=sag_organic&amp;utm_campaign=sag_organic&amp;utm_campaign=gs-2020-12-29&amp;utm_source=google&amp;utm_medium=smart_campaign&amp;gclid=Cj0KCQjwzqSWBhDPARIsAK38LY8sddJ1HPLvCCM_KOt88E1zBWfOmV7YbosKuKtCLsyL8A4QWdoE_ukaAssdEALw_wcB" xlink:type="simple">quartzcomponents</text:a></text:p>
          </table:table-cell>
          <table:table-cell office:value-type="string" calcext:value-type="string">
            <text:p><text:a xlink:href="https://www.ktron.in/product/0-96-inch-oled-display-yellow-blue-i2c-iic/?utm_term=&amp;utm_campaign=productShoppingAds&amp;utm_source=adwords&amp;utm_medium=ppc&amp;hsa_acc=6332829093&amp;hsa_cam=17659538847&amp;hsa_grp=&amp;hsa_ad=&amp;hsa_src=x&amp;hsa_tgt=&amp;hsa_kw=&amp;hsa_mt=&amp;hsa_net=adwords&amp;hsa_ver=3&amp;gclid=Cj0KCQjwzqSWBhDPARIsAK38LY_uV02UHgfHCB0W80C8kfO7e9cXWFT6R5qJirojRkIwjuA_ZI5go-kaAqbVEALw_wcB" xlink:type="simple">ktron</text:a></text:p>
          </table:table-cell>
          <table:table-cell office:value-type="string" calcext:value-type="string">
            <text:p><text:a xlink:href="https://www.robotrack.co.in/index.php?route=product/product&amp;product_id=386&amp;search=0.96+OLED+Display+128x64+Display+Module+4+Pin+I2C+SPI+Serial+Interface&amp;description=true&amp;gclid=Cj0KCQjwzqSWBhDPARIsAK38LY81gNoy5n6n4fOTiQurEoQc8kKyfNji40SeQ9bqRfUTgP7A6LO6pqUaAn8QEALw_wcB" xlink:type="simple">robotrack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table:formula="of:=[.D11]*[.C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formula="of:=[.D12]*[.C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table:formula="of:=[.D13]*[.C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4:.E13])" office:value-type="float" office:value="709" calcext:value-type="float">
            <text:p>709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WO display</text:p>
          </table:table-cell>
          <table:table-cell table:number-columns-repeated="2"/>
          <table:table-cell table:formula="of:=[.E14]-[.E10]" office:value-type="float" office:value="529" calcext:value-type="float">
            <text:p>529</text:p>
          </table:table-cell>
          <table:table-cell table:number-columns-repeated="5"/>
        </table:table-row>
      </table:table>
      <table:table table:name="ESP32_8Channel" table:style-name="ta1">
        <table:table-column table:style-name="co1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LINK1</text:p>
          </table:table-cell>
          <table:table-cell office:value-type="string" calcext:value-type="string">
            <text:p>LINK2</text:p>
          </table:table-cell>
          <table:table-cell office:value-type="string" calcext:value-type="string">
            <text:p>LINK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 Devkit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formula="of:=[.D4]*[.C4]" office:value-type="float" office:value="360" calcext:value-type="float">
            <text:p>360</text:p>
          </table:table-cell>
          <table:table-cell office:value-type="string" calcext:value-type="string">
            <text:p><text:a xlink:href="https://www.electronicscomp.com/esp32-development-board-with-wifi-bluetooth-india?gclid=Cj0KCQjw8amWBhCYARIsADqZJoW9ETVimfPa0Wgg0TsR8biUbmqG3Ex5R8OgoxCCgi82cDL8zxVyKJQaAh92EALw_wcB" xlink:type="simple">electronicscomp</text:a></text:p>
          </table:table-cell>
          <table:table-cell office:value-type="string" calcext:value-type="string">
            <text:p><text:a xlink:href="https://www.ktron.in/product/esp32-development-board/?utm_term=&amp;utm_campaign=productShoppingAds&amp;utm_source=adwords&amp;utm_medium=ppc&amp;hsa_acc=6332829093&amp;hsa_cam=17659538847&amp;hsa_grp=&amp;hsa_ad=&amp;hsa_src=x&amp;hsa_tgt=&amp;hsa_kw=&amp;hsa_mt=&amp;hsa_net=adwords&amp;hsa_ver=3&amp;gclid=Cj0KCQjw8amWBhCYARIsADqZJoVJVdeK_iiNnpuO2WIgCENmam2ufhLH8KRyGDqEnWN2HURJ_QB8Pa0aAikGEALw_wcB" xlink:type="simple">ktron</text:a></text:p>
          </table:table-cell>
          <table:table-cell office:value-type="string" calcext:value-type="string">
            <text:p><text:a xlink:href="https://robu.in/product/esp-wroom-32-esp32-wifi-bt-ble-mcu-module/?gclid=Cj0KCQjw8amWBhCYARIsADqZJoWQgXQB4IiFxGbRWFP2jHpVx62AOyfZgvB3rRpZOqB_UEV1v_QeNIIaAoHmEALw_wcB" xlink:type="simple">robu</text:a></text:p>
          </table:table-cell>
          <table:table-cell office:value-type="string" calcext:value-type="string">
            <text:p><text:a xlink:href="https://www.robotrack.co.in/index.php?route=product/product&amp;product_id=73&amp;search=ESP+WROOM+32+WIFI+Bluetooth+Smart+Component+Development+Board&amp;description=true&amp;gclid=Cj0KCQjw8amWBhCYARIsADqZJoXXChDkjPnK_r45PIG19Cq6tnkA8rxk4RWmHaCvQEOzHljm5YyWNEcaAoIMEALw_wcB" xlink:type="simple">robotrack</text:a></text:p>
          </table:table-cell>
          <table:table-cell office:value-type="string" calcext:value-type="string">
            <text:p><text:a xlink:href="https://quartzcomponents.com/products/esp32-development-board-wifi-bluetooth?variant=32115117097095&amp;currency=INR&amp;utm_medium=product_sync&amp;utm_source=google&amp;utm_content=sag_organic&amp;utm_campaign=sag_organic&amp;utm_campaign=gs-2020-12-29&amp;utm_source=google&amp;utm_medium=smart_campaign&amp;gclid=Cj0KCQjw8amWBhCYARIsADqZJoWSodp6d7K5kMD-TNMDSIMaVV9C3zH3KLKzkVQk_fPilD3sqYtrs9UaAru0EALw_wcB" xlink:type="simple">quartzcomponents</text:a></text:p>
          </table:table-cell>
          <table:table-cell office:value-type="string" calcext:value-type="string">
            <text:p><text:a xlink:href="https://www.hnhcart.com/products/copy-of-espressif-esp32-wroom-32-module?gclid=Cj0KCQjw8amWBhCYARIsADqZJoV0dpvjJ-nFhQuJt4cquip0gzeIzF6jS7W3-xLaS53i_U5wIkUqiVEaAr3rEALw_wcB" xlink:type="simple">hnhcart</text:a></text:p>
          </table:table-cell>
          <table:table-cell office:value-type="string" calcext:value-type="string">
            <text:p><text:a xlink:href="https://robu.in/product/esp-wroom-32-wifi-bluetooth-networking-smart-component-development-board/?gclid=Cj0KCQjw8amWBhCYARIsADqZJoWX2lYvf5wsup8eOoWrQYD59GTmAwus0FjwbdUXTHDQibrRT3uO0uQaAj2REALw_wcB" xlink:type="simple">robu</text:a></text:p>
          </table:table-cell>
          <table:table-cell office:value-type="string" calcext:value-type="string">
            <text:p><text:a xlink:href="https://www.ktron.in/product/esp32-devkitc-with-ufl-connector/?utm_term=&amp;utm_campaign=productShoppingAds&amp;utm_source=adwords&amp;utm_medium=ppc&amp;hsa_acc=6332829093&amp;hsa_cam=17659538847&amp;hsa_grp=&amp;hsa_ad=&amp;hsa_src=x&amp;hsa_tgt=&amp;hsa_kw=&amp;hsa_mt=&amp;hsa_net=adwords&amp;hsa_ver=3&amp;gclid=Cj0KCQjw8amWBhCYARIsADqZJoWvdQvL7ByhCST_2-xnuNY00Jom5o9rJC5Fzyx12rdZqtVchsMPDboaAtY7EALw_wcB" xlink:type="simple">ktron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 channel 5V relay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formula="of:=[.D5]*[.C5]" office:value-type="float" office:value="237" calcext:value-type="float">
            <text:p>237</text:p>
          </table:table-cell>
          <table:table-cell office:value-type="string" calcext:value-type="string">
            <text:p><text:a xlink:href="https://www.electronicscomp.com/8-channel-5v-relay-module-with-optocoupler?gclid=Cj0KCQjw8amWBhCYARIsADqZJoXuobCsbCyzIvBmFhSeOVnUBtplvjHeKTTrCitQW5ZyBhhDqutcyzMaAp62EALw_wcB" xlink:type="simple" office:target-frame-name="_self">electronicscomp</text:a></text:p>
          </table:table-cell>
          <table:table-cell office:value-type="string" calcext:value-type="string">
            <text:p><text:a xlink:href="https://robu.in/product/8-channel-isolated-5v-10a-relay-module-opto-coupler-for-arduino-pic-avr-dsp-arm/?gclid=Cj0KCQjw8amWBhCYARIsADqZJoXCyRBydn7nbQRNL0hqUUX5WPaMQGAQh_sSn23h2vgc5tjGXtdQeK4aAnt8EALw_wcB" xlink:type="simple">robu</text:a></text:p>
          </table:table-cell>
          <table:table-cell office:value-type="string" calcext:value-type="string">
            <text:p><text:a xlink:href="https://compoindia.com/product/8-channel-isolated-5v-10a-relay-module-opto-coupler-for-arduino-pic-avr-dsp-arm/?gclid=Cj0KCQjw8amWBhCYARIsADqZJoU589M8Cj85ojph2UHbH6zTqJmwzyle1mG6k7NqK2lEMrpUIA8mvQkaAtuJEALw_wcB" xlink:type="simple">compoindia</text:a></text:p>
          </table:table-cell>
          <table:table-cell office:value-type="string" calcext:value-type="string">
            <text:p><text:a xlink:href="https://www.hnhcart.com/products/8-channel-5v-10a-relay-module-with-optocoupler?gclid=Cj0KCQjw8amWBhCYARIsADqZJoVkzvQTlHM1J6eM3YGldqhO9zsOv6yrn2CYOdKeULSX8MaIX68-bUMaAq91EALw_wcB" xlink:type="simple">hnhcart</text:a></text:p>
          </table:table-cell>
          <table:table-cell office:value-type="string" calcext:value-type="string">
            <text:p><text:a xlink:href="https://www.robotrack.co.in/index.php?route=product/product&amp;product_id=153&amp;search=8+Channel+5V+Relay+Module+with+Optocoupler.&amp;description=true&amp;gclid=Cj0KCQjw8amWBhCYARIsADqZJoUyLge689M59qnsFijUDlJOfE5Vil_G0xADBgVQlHVdq3ZtKXtXNhUaAv7NEALw_wcB" xlink:type="simple">robotrack</text:a></text:p>
          </table:table-cell>
          <table:table-cell office:value-type="string" calcext:value-type="string">
            <text:p><text:a xlink:href="https://quartzcomponents.com/products/8-channel-5v-relay-module-with-optocoupler?variant=35137895760025&amp;currency=INR&amp;utm_medium=product_sync&amp;utm_source=google&amp;utm_content=sag_organic&amp;utm_campaign=sag_organic&amp;utm_campaign=gs-2020-12-29&amp;utm_source=google&amp;utm_medium=smart_campaign&amp;gclid=Cj0KCQjw8amWBhCYARIsADqZJoWeAyRGqghbssG-N8Dp_5NENdeQHzxHiB6levkFKMAqG7B6PzTDuJgaAkDyEALw_wcB" xlink:type="simple">quartzcomponents</text:a></text:p>
          </table:table-cell>
          <table:table-cell office:value-type="string" calcext:value-type="string">
            <text:p><text:a xlink:href="https://makerbazar.in/products/8-channel-5v-10a-relay-module-with-optocoupler?variant=40505724403863&amp;currency=INR&amp;utm_medium=product_sync&amp;utm_source=google&amp;utm_content=sag_organic&amp;utm_campaign=sag_organic&amp;gclid=Cj0KCQjw8amWBhCYARIsADqZJoWbTP0IoQ4tXLF3mjlIQ0eoAJCaQopnPijcll6NiKgfMIjo7rPKdX8aAgrwEALw_wcB" xlink:type="simple">makerbazar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n Rail x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6]*[.C6]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MPS 5V 2A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formula="of:=[.D7]*[.C7]" office:value-type="float" office:value="120" calcext:value-type="float">
            <text:p>120</text:p>
          </table:table-cell>
          <table:table-cell office:value-type="string" calcext:value-type="string">
            <text:p><text:a xlink:href="https://quartzcomponents.com/products/5v-2a-circuit-switch-power-supply-module-smps-pcb?variant=43022969897194&amp;currency=INR&amp;utm_medium=product_sync&amp;utm_source=google&amp;utm_content=sag_organic&amp;utm_campaign=sag_organic&amp;utm_campaign=gs-2020-12-29&amp;utm_source=google&amp;utm_medium=smart_campaign&amp;gclid=Cj0KCQjwzqSWBhDPARIsAK38LY9x3qCbU209rgX5PGeyyraMJO6aBvOQsFe-WD8FSrVHK_Q8GL-yjGIaApbnEALw_wcB" xlink:type="simple">quartzcomponents</text:a></text:p>
          </table:table-cell>
          <table:table-cell office:value-type="string" calcext:value-type="string">
            <text:p><text:a xlink:href="https://www.hnhcart.com/products/220v-ac-to-5v-2-4a-dc-smps-power-supply-circuit-board?gclid=Cj0KCQjwzqSWBhDPARIsAK38LY_CTZ_l6U6EOF1-M2hKfWJpMHZ2AmOLpvd1XZBqB42lYjxzFlsHLhAaAr3pEALw_wcB" xlink:type="simple">hnhcart</text:a></text:p>
          </table:table-cell>
          <table:table-cell office:value-type="string" calcext:value-type="string">
            <text:p><text:a xlink:href="https://www.electronicscomp.com/precision-5v-700ma-3.5w-isolation-power-supply-module-ac-dc-step-down-module-220v-to-5v?gclid=Cj0KCQjwzqSWBhDPARIsAK38LY9rsj__4r-H3T4qd1esjdilgzdrlN1Es-qgHISh5xj4PEu1FeleHX8aAs_5EALw_wcB" xlink:type="simple">electronicscomp</text:a></text:p>
          </table:table-cell>
          <table:table-cell office:value-type="string" calcext:value-type="string">
            <text:p><text:a xlink:href="https://www.hnhcart.com/products/5v-2a-power-supply-with-double-usb-output-1?gclid=Cj0KCQjwzqSWBhDPARIsAK38LY_by2lgKQ00NdHyRmgsJ8QZ0AvV5PCJHjKoIMfnM-5Vi-Oe6cLC6HsaAqqgEALw_wcB" xlink:type="simple">hnhcart</text:a>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stic box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8]*[.C8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re (3 Meter)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9]*[.C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SD1306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D10]*[.C10]" office:value-type="float" office:value="180" calcext:value-type="float">
            <text:p>180</text:p>
          </table:table-cell>
          <table:table-cell office:value-type="string" calcext:value-type="string">
            <text:p><text:a xlink:href="https://www.electronicscomp.com/0.96-inch-i2c-iic-128x64-oled-display-module-4-pin-blue-color?gclid=Cj0KCQjwzqSWBhDPARIsAK38LY-wdoHPwU9JzSE0mrfZsS5_J_8FGnVVgyFFQsFolyM-K4lVTpitMBwaAqybEALw_wcB" xlink:type="simple">electronicscomp</text:a></text:p>
          </table:table-cell>
          <table:table-cell office:value-type="string" calcext:value-type="string">
            <text:p><text:a xlink:href="https://www.ktron.in/product/oled-display-i2c-0-96-inch/?utm_term=&amp;utm_campaign=productShoppingAds&amp;utm_source=adwords&amp;utm_medium=ppc&amp;hsa_acc=6332829093&amp;hsa_cam=17659538847&amp;hsa_grp=&amp;hsa_ad=&amp;hsa_src=x&amp;hsa_tgt=&amp;hsa_kw=&amp;hsa_mt=&amp;hsa_net=adwords&amp;hsa_ver=3&amp;gclid=Cj0KCQjwzqSWBhDPARIsAK38LY_OIOgRx6r0lKR000OWAnvS6yAf0hjbYpBj5eFjzH31Q8EO5vAkf9YaAq8fEALw_wcB" xlink:type="simple">ktron</text:a></text:p>
          </table:table-cell>
          <table:table-cell office:value-type="string" calcext:value-type="string">
            <text:p><text:a xlink:href="https://quartzcomponents.com/products/oled-display-0-96-inch-i2c-interface-4-pin-blue-ssd1306?variant=33049183060103&amp;currency=INR&amp;utm_medium=product_sync&amp;utm_source=google&amp;utm_content=sag_organic&amp;utm_campaign=sag_organic&amp;utm_campaign=gs-2020-12-29&amp;utm_source=google&amp;utm_medium=smart_campaign&amp;gclid=Cj0KCQjwzqSWBhDPARIsAK38LY8sddJ1HPLvCCM_KOt88E1zBWfOmV7YbosKuKtCLsyL8A4QWdoE_ukaAssdEALw_wcB" xlink:type="simple">quartzcomponents</text:a></text:p>
          </table:table-cell>
          <table:table-cell office:value-type="string" calcext:value-type="string">
            <text:p><text:a xlink:href="https://www.ktron.in/product/0-96-inch-oled-display-yellow-blue-i2c-iic/?utm_term=&amp;utm_campaign=productShoppingAds&amp;utm_source=adwords&amp;utm_medium=ppc&amp;hsa_acc=6332829093&amp;hsa_cam=17659538847&amp;hsa_grp=&amp;hsa_ad=&amp;hsa_src=x&amp;hsa_tgt=&amp;hsa_kw=&amp;hsa_mt=&amp;hsa_net=adwords&amp;hsa_ver=3&amp;gclid=Cj0KCQjwzqSWBhDPARIsAK38LY_uV02UHgfHCB0W80C8kfO7e9cXWFT6R5qJirojRkIwjuA_ZI5go-kaAqbVEALw_wcB" xlink:type="simple">ktron</text:a></text:p>
          </table:table-cell>
          <table:table-cell office:value-type="string" calcext:value-type="string">
            <text:p><text:a xlink:href="https://www.robotrack.co.in/index.php?route=product/product&amp;product_id=386&amp;search=0.96+OLED+Display+128x64+Display+Module+4+Pin+I2C+SPI+Serial+Interface&amp;description=true&amp;gclid=Cj0KCQjwzqSWBhDPARIsAK38LY81gNoy5n6n4fOTiQurEoQc8kKyfNji40SeQ9bqRfUTgP7A6LO6pqUaAn8QEALw_wcB" xlink:type="simple">robotrack</text:a>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table:formula="of:=[.D11]*[.C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formula="of:=[.D12]*[.C12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table:formula="of:=[.D13]*[.C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4:.E13])" office:value-type="float" office:value="977" calcext:value-type="float">
            <text:p>977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style-name="ce1" office:value-type="string" calcext:value-type="string">
            <table:cell-range-source table:name="HTML_tables" xlink:type="simple" xlink:href="https://www.ktron.in/product/esp32-devkitc-with-ufl-connector/" table:filter-name="calc_HTML_WebQuery" table:filter-options="0 1" table:last-column-spanned="3" table:last-row-spanned="8"/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Unit Price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currency" office:currency="INR" office:value="431.6" calcext:value-type="currency">
            <text:p>₹431.60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3" office:value-type="currency" office:currency="INR" office:value="418.65" calcext:value-type="currency">
            <text:p>₹418.65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" calcext:value-type="float">
            <text:p>19</text:p>
          </table:table-cell>
          <table:table-cell table:style-name="ce3" office:value-type="currency" office:currency="INR" office:value="405.7" calcext:value-type="currency">
            <text:p>₹405.70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49" calcext:value-type="float">
            <text:p>49</text:p>
          </table:table-cell>
          <table:table-cell table:style-name="ce3" office:value-type="currency" office:currency="INR" office:value="397.07" calcext:value-type="currency">
            <text:p>₹397.07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And more.</text:p>
          </table:table-cell>
          <table:table-cell table:style-name="ce3" office:value-type="currency" office:currency="INR" office:value="392.76" calcext:value-type="currency">
            <text:p>₹392.76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style-name="ce1" office:value-type="string" calcext:value-type="string">
            <text:p>Weight</text:p>
          </table:table-cell>
          <table:table-cell table:style-name="ce2" office:value-type="string" calcext:value-type="string">
            <text:p>13 g</text:p>
          </table:table-cell>
          <table:table-cell table:number-columns-repeated="4"/>
        </table:table-row>
      </table:table>
      <table:table table:name="ESP8266_4Channel_RAW" table:style-name="ta1">
        <table:table-column table:style-name="co1" table:default-cell-style-name="ce7"/>
        <table:table-column table:style-name="co11" table:default-cell-style-name="ce7"/>
        <table:table-column table:style-name="co3" table:number-columns-repeated="3" table:default-cell-style-name="ce7"/>
        <table:table-column table:style-name="co4" table:default-cell-style-name="ce7"/>
        <table:table-column table:style-name="co12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015" table:default-cell-style-name="ce7"/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Rate</text:p>
          </table:table-cell>
          <table:table-cell table:style-name="ce8" office:value-type="string" calcext:value-type="string">
            <text:p>Qty</text:p>
          </table:table-cell>
          <table:table-cell table:style-name="ce8" office:value-type="string" calcext:value-type="string">
            <text:p>Total</text:p>
          </table:table-cell>
          <table:table-cell table:style-name="ce8" office:value-type="string" calcext:value-type="string">
            <text:p>LINK1</text:p>
          </table:table-cell>
          <table:table-cell table:style-name="ce8" office:value-type="string" calcext:value-type="string">
            <text:p>LINK2</text:p>
          </table:table-cell>
          <table:table-cell table:style-name="ce8" office:value-type="string" calcext:value-type="string">
            <text:p>LINK3</text:p>
          </table:table-cell>
          <table:table-cell table:style-name="ce8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lay 5V 10A</text:p>
          </table:table-cell>
          <table:table-cell table:style-name="ce10" office:value-type="float" office:value="17.5" calcext:value-type="float">
            <text:p>17.5</text:p>
          </table:table-cell>
          <table:table-cell office:value-type="float" office:value="4" calcext:value-type="float">
            <text:p>4</text:p>
          </table:table-cell>
          <table:table-cell table:formula="of:=[.D4]*[.C4]" office:value-type="float" office:value="70" calcext:value-type="float">
            <text:p>70</text:p>
          </table:table-cell>
          <table:table-cell office:value-type="string" calcext:value-type="string">
            <text:p><text:a xlink:href="https://www.electronicscomp.com/5v-10a-pcb-relay?gclid=Cj0KCQjw8amWBhCYARIsADqZJoUOKDHW5jNlxN77mVefOZVLdapBMw0zqdMyKlnH8UFjJOmpSOoy8JYaAoDVEALw_wcB" xlink:type="simple">electronicscomp</text:a></text:p>
          </table:table-cell>
          <table:table-cell office:value-type="string" calcext:value-type="string">
            <text:p><text:a xlink:href="https://www.ktron.in/product/5v-10a-relay-t73-sugar-cube/?utm_term=&amp;utm_campaign=productShoppingAds&amp;utm_source=adwords&amp;utm_medium=ppc&amp;hsa_acc=6332829093&amp;hsa_cam=17659538847&amp;hsa_grp=&amp;hsa_ad=&amp;hsa_src=x&amp;hsa_tgt=&amp;hsa_kw=&amp;hsa_mt=&amp;hsa_net=adwords&amp;hsa_ver=3&amp;gclid=Cj0KCQjw8amWBhCYARIsADqZJoWZrFkGRcqDRn3KdbGNf8SE6aHuUgNG6ft-LQuVALFBt4Fjjz8jfXsaAkhlEALw_wcB" xlink:type="simple">ktron</text:a></text:p>
          </table:table-cell>
          <table:table-cell office:value-type="string" calcext:value-type="string">
            <text:p><text:a xlink:href="https://lakhielectronics.com/switches-and-relays/224-5v-10a-spdt-sugar-cube-relay-switch-pcb-mount.html?utm_term=&amp;utm_campaign=Google+Build-+Lekhi+Electronics-+Shopping+ads&amp;utm_source=adwords&amp;utm_medium=ppc&amp;hsa_acc=1350005406&amp;hsa_cam=17551892347&amp;hsa_grp=136677555583&amp;hsa_ad=605472963073&amp;hsa_src=g&amp;hsa_tgt=pla-293946777986&amp;hsa_kw=&amp;hsa_mt=&amp;hsa_net=adwords&amp;hsa_ver=3&amp;gclid=Cj0KCQjw8amWBhCYARIsADqZJoU4K9Jl6gBQVY2FOGhcwpEU4_sKlqzE5AMzuOTUv5RoJebcfjTLD_waAg_ZEALw_wcB" xlink:type="simple">lakhielectronics</text:a>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P12F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5]*[.C5]" office:value-type="float" office:value="100" calcext:value-type="float">
            <text:p>100</text:p>
          </table:table-cell>
          <table:table-cell office:value-type="string" calcext:value-type="string">
            <text:p><text:a xlink:href="https://www.electronicscomp.com/esp-12f-esp8266-wifi-wireless-module?gclid=Cj0KCQjw8amWBhCYARIsADqZJoVgzP1XIocg1SRULwnjHn4TSinWwklct35TAvWdcpvmZqOuxi-926waAuHnEALw_wcB" xlink:type="simple">electronicscomp</text:a></text:p>
          </table:table-cell>
          <table:table-cell office:value-type="string" calcext:value-type="string">
            <text:p><text:a xlink:href="https://www.ktron.in/product/esp8266-esp-12f-wifi-module/?utm_term=&amp;utm_campaign=productShoppingAds&amp;utm_source=adwords&amp;utm_medium=ppc&amp;hsa_acc=6332829093&amp;hsa_cam=17659538847&amp;hsa_grp=&amp;hsa_ad=&amp;hsa_src=x&amp;hsa_tgt=&amp;hsa_kw=&amp;hsa_mt=&amp;hsa_net=adwords&amp;hsa_ver=3&amp;gclid=Cj0KCQjw8amWBhCYARIsADqZJoWTzNMy-HSIKOjw7r8OY12itADcE5EKJGAwrsSkSsBzdNUydm9hIkEaAno_EALw_wcB" xlink:type="simple">ktron</text:a></text:p>
          </table:table-cell>
          <table:table-cell office:value-type="string" calcext:value-type="string">
            <text:p><text:a xlink:href="https://quartzcomponents.com/products/esp-12f-esp8266-wifi-wireless?variant=40715088232632&amp;currency=INR&amp;utm_medium=product_sync&amp;utm_source=google&amp;utm_content=sag_organic&amp;utm_campaign=sag_organic&amp;utm_campaign=gs-2020-12-29&amp;utm_source=google&amp;utm_medium=smart_campaign&amp;gclid=Cj0KCQjw8amWBhCYARIsADqZJoWOiaAiZDyn8rIzbXFKk9rQiXYu_d9aPzJhnL-opLVrvAHLEIhE5REaAvZ1EALw_wcB" xlink:type="simple">quartzcomponents</text:a>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12 Pin 5.08mm Pitch Pluggable Screw Terminal Block</text:p>
          </table:table-cell>
          <table:table-cell table:style-name="ce10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D6]*[.C6]" office:value-type="float" office:value="69" calcext:value-type="float">
            <text:p>69</text:p>
          </table:table-cell>
          <table:table-cell office:value-type="string" calcext:value-type="string">
            <text:p><text:a xlink:href="https://robu.in/product/12-pin-5-08mm-pitch-pluggable-screw-terminal-block/" xlink:type="simple">robu</text:a></text:p>
          </table:table-cell>
          <table:table-cell office:value-type="string" calcext:value-type="string">
            <text:p><text:a xlink:href="https://www.electronicscomp.com/6-pin-5.08mm-pitch-pluggable-screw-terminal-block?gclid=Cj0KCQjw8amWBhCYARIsADqZJoVbDMgXz1uCxnSv4TinNHGMLkP33jQnoTY4O-JbK3LjCC-3ZlQJYbcaAg1hEALw_wcB" xlink:type="simple">electronicscomp</text:a>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PCB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7]*[.C7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MPS 5V 2A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formula="of:=[.D8]*[.C8]" office:value-type="float" office:value="120" calcext:value-type="float">
            <text:p>120</text:p>
          </table:table-cell>
          <table:table-cell table:style-name="Default" office:value-type="string" calcext:value-type="string">
            <text:p><text:a xlink:href="https://quartzcomponents.com/products/5v-2a-circuit-switch-power-supply-module-smps-pcb?variant=43022969897194&amp;currency=INR&amp;utm_medium=product_sync&amp;utm_source=google&amp;utm_content=sag_organic&amp;utm_campaign=sag_organic&amp;utm_campaign=gs-2020-12-29&amp;utm_source=google&amp;utm_medium=smart_campaign&amp;gclid=Cj0KCQjwzqSWBhDPARIsAK38LY9x3qCbU209rgX5PGeyyraMJO6aBvOQsFe-WD8FSrVHK_Q8GL-yjGIaApbnEALw_wcB" xlink:type="simple">quartzcomponents</text:a></text:p>
          </table:table-cell>
          <table:table-cell table:style-name="Default" office:value-type="string" calcext:value-type="string">
            <text:p><text:a xlink:href="https://www.hnhcart.com/products/220v-ac-to-5v-2-4a-dc-smps-power-supply-circuit-board?gclid=Cj0KCQjwzqSWBhDPARIsAK38LY_CTZ_l6U6EOF1-M2hKfWJpMHZ2AmOLpvd1XZBqB42lYjxzFlsHLhAaAr3pEALw_wcB" xlink:type="simple">hnhcart</text:a></text:p>
          </table:table-cell>
          <table:table-cell table:style-name="Default" office:value-type="string" calcext:value-type="string">
            <text:p><text:a xlink:href="https://www.electronicscomp.com/precision-5v-700ma-3.5w-isolation-power-supply-module-ac-dc-step-down-module-220v-to-5v?gclid=Cj0KCQjwzqSWBhDPARIsAK38LY9rsj__4r-H3T4qd1esjdilgzdrlN1Es-qgHISh5xj4PEu1FeleHX8aAs_5EALw_wcB" xlink:type="simple">electronicscomp</text:a></text:p>
          </table:table-cell>
          <table:table-cell table:style-name="Default" office:value-type="string" calcext:value-type="string">
            <text:p><text:a xlink:href="https://www.hnhcart.com/products/5v-2a-power-supply-with-double-usb-output-1?gclid=Cj0KCQjwzqSWBhDPARIsAK38LY_by2lgKQ00NdHyRmgsJ8QZ0AvV5PCJHjKoIMfnM-5Vi-Oe6cLC6HsaAqqgEALw_wcB" xlink:type="simple">hnhcart</text:a>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lay Driver ULN280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D9]*[.C9]" office:value-type="float" office:value="22" calcext:value-type="float">
            <text:p>22</text:p>
          </table:table-cell>
          <table:table-cell office:value-type="string" calcext:value-type="string">
            <text:p><text:a xlink:href="https://www.electronicscomp.com/uln2803-ic?gclid=Cj0KCQjw8amWBhCYARIsADqZJoUUgBKrWWAEBDMOFfqztWRxfd0pJzHVHZn_5iDTVQftT6j--PCB7bUaApYQEALw_wcB" xlink:type="simple">electronicscomp</text:a></text:p>
          </table:table-cell>
          <table:table-cell office:value-type="string" calcext:value-type="string">
            <text:p><text:a xlink:href="https://robu.in/product/uln-2803/?gclid=Cj0KCQjw8amWBhCYARIsADqZJoXYw55fL-fWbOAGgsJNqkiB8s9uX3itQaVNF7g1U2v0rEPleCeE6LMaAjm1EALw_wcB" xlink:type="simple">robu</text:a></text:p>
          </table:table-cell>
          <table:table-cell office:value-type="string" calcext:value-type="string">
            <text:p><text:a xlink:href="https://www.hnhcart.com/products/uln2803-eight-darlington-arrays?gclid=Cj0KCQjw8amWBhCYARIsADqZJoVJnSrob9wAs3GaSMIWZN2gHX7IzLz27DgRoAIBznh0xXfP1xqjjD4aAiAFEALw_wcB" xlink:type="simple">hnhcart</text:a>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TO PC81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10]*[.C10]" office:value-type="float" office:value="16" calcext:value-type="float">
            <text:p>16</text:p>
          </table:table-cell>
          <table:table-cell office:value-type="string" calcext:value-type="string">
            <text:p><text:a xlink:href="https://www.electronicscomp.com/pc817-optocoupler?gclid=Cj0KCQjw8amWBhCYARIsADqZJoUFB7pVLu_8ZUdj-HVQ_1QAqrjvIk0RUIAEjCrAwaxF7vc6wW0DxvYaAsPAEALw_wcB" xlink:type="simple">electronicscomp</text:a></text:p>
          </table:table-cell>
          <table:table-cell office:value-type="string" calcext:value-type="string">
            <text:p><text:a xlink:href="https://www.ktron.in/product/pc817-dip-4-optocoupler-sharp/?utm_term=&amp;utm_campaign=productShoppingAds&amp;utm_source=adwords&amp;utm_medium=ppc&amp;hsa_acc=6332829093&amp;hsa_cam=17659538847&amp;hsa_grp=&amp;hsa_ad=&amp;hsa_src=x&amp;hsa_tgt=&amp;hsa_kw=&amp;hsa_mt=&amp;hsa_net=adwords&amp;hsa_ver=3&amp;gclid=Cj0KCQjw8amWBhCYARIsADqZJoU_bDP-B8pjKlweAN9JVHTwMMenaMZVL_8h9JK7rh2ZNBQnecfCmMEaArAXEALw_wcB" xlink:type="simple">ktron</text:a></text:p>
          </table:table-cell>
          <table:table-cell office:value-type="string" calcext:value-type="string">
            <text:p><text:a xlink:href="https://www.hnhcart.com/products/pc817-transistor-output-optocoupler?gclid=Cj0KCQjw8amWBhCYARIsADqZJoXEfMGOA9pqbk2TfHzcGnRT5J7UFHl-jIVCWSy-Relke9fXPx0EAqcaAv4TEALw_wcB" xlink:type="simple">hnhcart</text:a></text:p>
          </table:table-cell>
          <table:table-cell office:value-type="string" calcext:value-type="string">
            <text:p><text:a xlink:href="https://robu.in/product/pc817-dip-4-transistor-output-optocoupler-pack-of-5-ics/?gclid=Cj0KCQjw8amWBhCYARIsADqZJoUVLksVy93PCGdGF_7eiEuGQ1mtM3O7wWpQmZ58QEwJnpa9x5USlwIaAv_fEALw_wcB" xlink:type="simple">robu</text:a></text:p>
          </table:table-cell>
          <table:table-cell office:value-type="string" calcext:value-type="string">
            <text:p><text:a xlink:href="https://makerbazar.in/products/pc817-dip-4-transistor-output-optocoupler?variant=42963908329712&amp;currency=INR&amp;utm_medium=product_sync&amp;utm_source=google&amp;utm_content=sag_organic&amp;utm_campaign=sag_organic&amp;gclid=Cj0KCQjw8amWBhCYARIsADqZJoW5U3zwbaYMt1IYDiH7l0y_fxsAnKgyRzYY_s-fgibZdaKjW2CvED0aAu9AEALw_wcB" xlink:type="simple">makerbazar</text:a>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istor 220<text:span text:style-name="T1">Ω</text:span></text:p>
          </table:table-cell>
          <table:table-cell table:formula="of:=10/50"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table:formula="of:=[.D11]*[.C11]" office:value-type="float" office:value="0.8" calcext:value-type="float">
            <text:p>0.8</text:p>
          </table:table-cell>
          <table:table-cell office:value-type="string" calcext:value-type="string">
            <text:p><text:a xlink:href="https://www.hnhcart.com/products/220-ohm-resistor-1-8-watt-pack-of-50?gclid=Cj0KCQjw8amWBhCYARIsADqZJoUOUVKffybBmTG5VSV5I4WP6k00X-jnHbMHZ9f3DvrrHGAz9_8graEaAi1tEALw_wcB" xlink:type="simple">hnhcart</text:a></text:p>
          </table:table-cell>
          <table:table-cell office:value-type="string" calcext:value-type="string">
            <text:p><text:a xlink:href="https://www.electronicscomp.com/220-ohm-resistance?gclid=Cj0KCQjw8amWBhCYARIsADqZJoVwcgMAVKrjb94GXsm2tlnPk-wFqHLFgxLp6hdtnji6ExjBN9O90gkaAgfdEALw_wcB" xlink:type="simple">electronicscomp</text:a></text:p>
          </table:table-cell>
          <table:table-cell office:value-type="string" calcext:value-type="string">
            <text:p><text:a xlink:href="https://robu.in/product/220-ohm-resistor-0-25w-metal-film-pack-of-100/?gclid=Cj0KCQjw8amWBhCYARIsADqZJoU4SorElf5D19tGZAz-s1jlNR7K4Iq1LTeu2r3ii0Vb82jQwkVzZVwaAvwYEALw_wcB" xlink:type="simple">robu</text:a>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D 5mm</text:p>
          </table:table-cell>
          <table:table-cell table:formula="of:=65/50"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D12]*[.C12]" office:value-type="float" office:value="5.2" calcext:value-type="float">
            <text:p>5.2</text:p>
          </table:table-cell>
          <table:table-cell office:value-type="string" calcext:value-type="string">
            <text:p><text:a xlink:href="https://robu.in/product/5mm-dip-led-white-50-pcs/?gclid=Cj0KCQjw8amWBhCYARIsADqZJoVmZvWwsq9gjtXOPsQNUBfe_sKVTTfyXw4Hjcm0DK-4tvG0aZ4UC6oaAm03EALw_wcB" xlink:type="simple">robu</text:a></text:p>
          </table:table-cell>
          <table:table-cell office:value-type="string" calcext:value-type="string">
            <text:p><text:a xlink:href="https://www.electronicscomp.com/blue-led-5mm-diffused-india?gclid=Cj0KCQjw8amWBhCYARIsADqZJoVgjN8sENL0jCPYCAzE2lk_ieszPb9Nov6-8gOcCx5yfqW7jI9tymgaAlBqEALw_wcB" xlink:type="simple">electronicscomp</text:a></text:p>
          </table:table-cell>
          <table:table-cell office:value-type="string" calcext:value-type="string">
            <text:p><text:a xlink:href="https://www.electronicscomp.com/green-led-5mm-diffused-india?gclid=Cj0KCQjw8amWBhCYARIsADqZJoWlhba0nCIXwyP7lP8yGmhQD3qE1y2TiyqBBZNKLdnJPR4Yr1fHzSMaAtJjEALw_wcB" xlink:type="simple">electronicscomp</text:a></text:p>
          </table:table-cell>
          <table:table-cell office:value-type="string" calcext:value-type="string">
            <text:p><text:a xlink:href="https://robu.in/product/orange-100pcs-5-colors-f3mm-led-kit/?gclid=Cj0KCQjw8amWBhCYARIsADqZJoXSxACaq03MbIpbxVhB1BZYkFfajdlyEvLiInm7qno6Wk_WyPBs0BUaAj_2EALw_wcB" xlink:type="simple">robu</text:a>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rylic Box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D13]*[.C13]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4:.E13])" office:value-type="float" office:value="483" calcext:value-type="float">
            <text:p>483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ofit from raw</text:p>
          </table:table-cell>
          <table:table-cell table:number-columns-repeated="2"/>
          <table:table-cell table:formula="of:=[$ESP8266_4Channel.E17]-[.E16]" office:value-type="float" office:value="46" calcext:value-type="float">
            <text:p>46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7T21:20:38.842000000</meta:creation-date>
    <meta:generator>LibreOffice/7.3.4.2$Windows_X86_64 LibreOffice_project/728fec16bd5f605073805c3c9e7c4212a0120dc5</meta:generator>
    <dc:date>2022-07-11T01:54:27.947000000</dc:date>
    <meta:editing-duration>PT2H28M41S</meta:editing-duration>
    <meta:editing-cycles>16</meta:editing-cycles>
    <meta:document-statistic meta:table-count="3" meta:cell-count="254" meta:object-count="0"/>
  </office:meta>
</office:document-meta>
</file>